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769519812234828356"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27791256077966017"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071944503799753286"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5758530048336662765"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516183176641893215" text:style-name="L5">
        <text:list-item>
          <text:list>
            <text:list-header>
              <text:p text:style-name="P117">0.75 mile splits: 9:06, 9:24, 8:13</text:p>
              <text:p text:style-name="P11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596206520945143181"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979607846881775376"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3968497849848699477"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8767730" text:continue-list="list7979607846881775376"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899549927788905558"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8776381"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8779539"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8773731"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8785899"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8764318"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soft-page-break/><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6"><text:span text:style-name="T2"/></text:p>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In the last week: 11.9 miles of running and good workouts on the elliptical.</text:p>
      <text:p text:style-name="P10"><text:soft-page-break/></text:p>
      <text:p text:style-name="P10"><text:s/></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728772100226757762" text:style-name="L10">
        <text:list-item>
          <text:list>
            <text:list-header>
              <text:p text:style-name="P118">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05T18:54:33.84</dc:date>
    <dc:creator>James Lombardi</dc:creator>
    <meta:editing-duration>P9DT21H40M</meta:editing-duration>
    <meta:editing-cycles>846</meta:editing-cycles>
    <meta:generator>OpenOffice/4.1.2$Win32 OpenOffice.org_project/412m3$Build-9782</meta:generator>
    <meta:document-statistic meta:table-count="0" meta:image-count="9" meta:object-count="0" meta:page-count="95" meta:paragraph-count="2565" meta:word-count="29113" meta:character-count="148831"/>
  </office:meta>
</office:document-meta>
</file>